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游明朝体" svg:font-family="游明朝体" style:font-family-generic="system" style:font-pitch="variable"/>
    <style:font-face style:name="源ノ角ゴシック" svg:font-family="源ノ角ゴシック" style:font-family-generic="system" style:font-pitch="variable"/>
  </office:font-face-decls>
  <office:automatic-styles>
    <style:style style:name="P1" style:family="paragraph" style:parent-style-name="Title">
      <style:paragraph-properties fo:margin-top="0.423cm" fo:margin-bottom="0.212cm" style:contextual-spacing="false" fo:text-align="center" style:justify-single-word="false" style:writing-mode="lr-tb"/>
    </style:style>
    <style:style style:name="P2" style:family="paragraph" style:parent-style-name="Standard">
      <style:paragraph-properties fo:text-align="left" style:justify-single-word="false" style:writing-mode="lr-tb"/>
    </style:style>
    <style:style style:name="P3" style:family="paragraph" style:parent-style-name="Heading_20_1">
      <style:paragraph-properties fo:text-align="left" style:justify-single-word="false" style:writing-mode="lr-tb"/>
    </style:style>
    <style:style style:name="P4" style:family="paragraph" style:parent-style-name="Standard" style:list-style-name="WWNum2">
      <style:paragraph-properties fo:text-align="left" style:justify-single-word="false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dmine</text:p>
      <text:p text:style-name="P2"/>
      <text:p text:style-name="P2">Redmine is a flexible project management web application. Written using the Ruby on Rails framework, it is cross-platform and cross-database.</text:p>
      <text:p text:style-name="P2"/>
      <text:p text:style-name="P2">Redmine is open source and released under the terms of the GNU General Public License v2 (GPL).</text:p>
      <text:p text:style-name="P2"/>
      <text:h text:style-name="P3" text:outline-level="1">Features</text:h>
      <text:p text:style-name="P2"/>
      <text:p text:style-name="P2">Some of the main features of Redmine are:</text:p>
      <text:p text:style-name="P2"/>
      <text:list text:style-name="WWNum2">
        <text:list-item>
          <text:p text:style-name="P4">Multiple projects support</text:p>
        </text:list-item>
        <text:list-item>
          <text:p text:style-name="P4">Flexible role based access control</text:p>
        </text:list-item>
        <text:list-item>
          <text:p text:style-name="P4">Flexible issue tracking system</text:p>
        </text:list-item>
        <text:list-item>
          <text:p text:style-name="P4">Gantt chart and calendar</text:p>
        </text:list-item>
        <text:list-item>
          <text:p text:style-name="P4">News, documents &amp; files management</text:p>
        </text:list-item>
        <text:list-item>
          <text:p text:style-name="P4">Feeds &amp; email notifications</text:p>
        </text:list-item>
        <text:list-item>
          <text:p text:style-name="P4">Per project wiki</text:p>
        </text:list-item>
        <text:list-item>
          <text:p text:style-name="P4">Per project forums</text:p>
        </text:list-item>
        <text:list-item>
          <text:p text:style-name="P4">Time tracking</text:p>
        </text:list-item>
        <text:list-item>
          <text:p text:style-name="P4">Custom fields for issues, time-entries, projects and users</text:p>
        </text:list-item>
        <text:list-item>
          <text:p text:style-name="P4">SCM integration (SVN, CVS, Git, Mercurial and Bazaar)</text:p>
        </text:list-item>
        <text:list-item>
          <text:p text:style-name="P4">Issue creation via email</text:p>
        </text:list-item>
        <text:list-item>
          <text:p text:style-name="P4">Multiple LDAP authentication support</text:p>
        </text:list-item>
        <text:list-item>
          <text:p text:style-name="P4">User self-registration support</text:p>
        </text:list-item>
        <text:list-item>
          <text:p text:style-name="P4">Multilanguage support</text:p>
        </text:list-item>
        <text:list-item>
          <text:p text:style-name="P4">Multiple databases support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游明朝体" svg:font-family="游明朝体" style:font-family-generic="system" style:font-pitch="variable"/>
    <style:font-face style:name="源ノ角ゴシック" svg:font-family="源ノ角ゴシック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体" style:font-size-asian="12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体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lef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游明朝体" style:font-family-asian="游明朝体" style:font-family-generic-asian="system" style:font-pitch-asian="variable" style:font-size-asian="12pt" style:language-asian="ja" style:country-asian="JP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源ノ角ゴシック" style:font-family-asian="源ノ角ゴシック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游明朝体" style:font-family-asian="游明朝体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游明朝体" style:font-family-asian="游明朝体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6T12:52:20</meta:creation-date>
    <dc:language>ja-JP</dc:language>
    <dc:date>2026-02-26T13:14:15</dc:date>
    <meta:editing-cycles>1</meta:editing-cycles>
    <meta:editing-duration>PT11M</meta:editing-duration>
    <meta:generator>LibreOffice/26.2.0.3$MacOSX_AARCH64 LibreOffice_project/afbbd0df0edb6d40b450b0337ac646b0913a760c</meta:generator>
    <meta:document-statistic meta:table-count="0" meta:image-count="0" meta:object-count="0" meta:page-count="1" meta:paragraph-count="21" meta:word-count="128" meta:character-count="777" meta:non-whitespace-character-count="686"/>
    <meta:user-defined meta:name="AppVersion">15.0000</meta:user-defined>
  </office:meta>
</office:document-meta>
</file>